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redefinito-title">
      <style:graphic-properties draw:auto-grow-height="true" fo:min-height="3.506cm"/>
    </style:style>
    <style:style style:name="pr2" style:family="presentation" style:parent-style-name="Predefinito-subtitle">
      <style:graphic-properties draw:fill-color="#ffffff" fo:min-height="13.859cm"/>
    </style:style>
    <style:style style:name="pr3" style:family="presentation" style:parent-style-name="Predefinito-notes">
      <style:graphic-properties draw:fill-color="#ffffff" fo:min-height="13.364cm"/>
    </style:style>
    <style:style style:name="pr4" style:family="presentation" style:parent-style-name="Predefinito-outline1">
      <style:graphic-properties fo:min-height="13.859cm"/>
    </style:style>
    <style:style style:name="pr5" style:family="presentation" style:parent-style-name="Predefinito-notes">
      <style:graphic-properties draw:fill-color="#ffffff" draw:auto-grow-height="true" fo:min-height="13.364cm"/>
    </style:style>
    <style:style style:name="pr6" style:family="presentation" style:parent-style-name="Predefinito-title">
      <style:graphic-properties fo:min-height="3.506cm"/>
    </style:style>
    <style:style style:name="P1" style:family="paragraph">
      <style:text-properties fo:color="#ff3333"/>
    </style:style>
    <style:style style:name="P2" style:family="paragraph">
      <style:text-properties fo:font-style="italic" fo:font-weight="bold" style:font-style-asian="italic" style:font-weight-asian="bold" style:font-style-complex="italic" style:font-weight-complex="bold"/>
    </style:style>
    <style:style style:name="P3" style:family="paragraph">
      <style:text-properties fo:font-size="24pt" style:font-size-asian="24pt" style:font-size-complex="24pt"/>
    </style:style>
    <style:style style:name="P4" style:family="paragraph">
      <style:text-properties fo:font-size="20pt" style:font-size-asian="20pt" style:font-size-complex="20pt"/>
    </style:style>
    <style:style style:name="P5" style:family="paragraph">
      <style:text-properties fo:font-size="17pt" style:font-size-asian="17pt" style:font-size-complex="17pt"/>
    </style:style>
    <style:style style:name="P6" style:family="paragraph">
      <style:text-properties fo:font-size="22pt" style:font-size-asian="22pt" style:font-size-complex="22pt"/>
    </style:style>
    <style:style style:name="T1" style:family="text">
      <style:text-properties fo:color="#ff3333"/>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24pt" style:font-size-asian="24pt" style:font-size-complex="24pt"/>
    </style:style>
    <style:style style:name="T4" style:family="text">
      <style:text-properties fo:font-size="20pt" style:font-size-asian="20pt" style:font-size-complex="20pt"/>
    </style:style>
    <style:style style:name="T5" style:family="text">
      <style:text-properties fo:font-size="17pt" style:font-size-asian="17pt" style:font-size-complex="17pt"/>
    </style:style>
    <style:style style:name="T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1" draw:layer="layout" svg:width="25.199cm" svg:height="3.506cm" svg:x="1.4cm" svg:y="0.837cm" presentation:class="title">
          <draw:text-box>
            <text:p text:style-name="P1"><text:span text:style-name="T1">GITHUB</text:span></text:p>
          </draw:text-box>
        </draw:frame>
        <draw:frame presentation:style-name="pr2" draw:text-style-name="P2" draw:layer="layout" svg:width="25.199cm" svg:height="13.859cm" svg:x="1.4cm" svg:y="4.914cm" presentation:class="subtitle">
          <draw:text-box>
            <text:p text:style-name="P2"><text:span text:style-name="T2">Michel Myftaraj</text:span></text:p>
            <text:p text:style-name="P2"><text:span text:style-name="T2">5CI</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1" draw:text-style-name="P1" draw:layer="layout" svg:width="25.199cm" svg:height="3.506cm" svg:x="1.4cm" svg:y="0.837cm" presentation:class="title">
          <draw:text-box>
            <text:p text:style-name="P1"><text:span text:style-name="T1">GITHUB</text:span></text:p>
          </draw:text-box>
        </draw:frame>
        <draw:frame presentation:style-name="pr4" draw:text-style-name="P3" draw:layer="layout" svg:width="25.199cm" svg:height="14.66cm" svg:x="1.4cm" svg:y="4.914cm" presentation:class="outline" presentation:user-transformed="true">
          <draw:text-box>
            <text:p text:style-name="P3"><text:span text:style-name="T3">GitHub è una piattaforma sociale dove professionisti – di ogni settore – si incontrano per collaborare a distanza su progetti di ogni genere. Nata per ospitare progetti software e basata sul software open source Git <text:s/>GitHub è una piattaforma di hosting web. A metà strada tra un social netowrk e una repository di file, GitHub offre piani hosting sia a pagamento – per i progetti software privati – sia gratuiti – per i progetti software open source.</text:span></text:p>
            <text:p text:style-name="P3"><text:span text:style-name="T3">Creato dal papà di Linux Linus Torvalds, Git è un software di controllo di versione: ciò vuol dire che controlla e gestisce gli aggiornamenti di un progetto senza sovrascrivere nessuna parte del progetto stesso. Venne creato da Torvalds e dai suoi collaboratori nel corso dello sviluppo del kernel Linux: nel caso in cui qualche aggiornamento non avesse dato gli effetti sperati, si poteva sempre tornare indietro e recuperare la versione funzionante senza troppi problemi.</text:span></text:p>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BRANCHES</text:span></text:p>
          </draw:text-box>
        </draw:frame>
        <draw:frame presentation:style-name="pr4" draw:text-style-name="P3" draw:layer="layout" svg:width="25.199cm" svg:height="13.859cm" svg:x="1.4cm" svg:y="4.914cm" presentation:class="outline">
          <draw:text-box>
            <text:p text:style-name="P3"><text:span text:style-name="T3">Utilizzare un branch per isolare il lavoro di sviluppo senza influire sugli altri branches nel repository. Ogni repository ha un branch predefinito e può avere più altri branches. È possibile unire un branch in un altro branch usando una richiesta pull.</text:span></text:p>
            <text:p text:style-name="P3"><text:span text:style-name="T3">Puoi usare i rami per:</text:span></text:p>
            <text:list text:style-name="L3">
              <text:list-item>
                <text:p text:style-name="P3"><text:span text:style-name="T3">Sviluppare funzionalità</text:span></text:p>
              </text:list-item>
              <text:list-item>
                <text:p text:style-name="P3"><text:span text:style-name="T3">Correggere i bug</text:span></text:p>
              </text:list-item>
              <text:list-item>
                <text:p text:style-name="P3"><text:span text:style-name="T3">Sperimentare in sicurezza nuove idee</text:span></text:p>
              </text:list-item>
            </text:list>
            <text:p text:style-name="P3"><text:span text:style-name="T3">Una volta che sei soddisfatto delle modifiche nel tuo ramo, puoi aprire una richiesta pull per unire il tuo branch (il branch</text:span><text:span text:style-name="T3"> head ) in un altro branch</text:span><text:span text:style-name="T3"> (il branch</text:span><text:span text:style-name="T3"> base )</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BRANCHES</text:span></text:p>
          </draw:text-box>
        </draw:frame>
        <draw:frame presentation:style-name="pr4" draw:text-style-name="P3" draw:layer="layout" svg:width="25.199cm" svg:height="13.859cm" svg:x="1.4cm" svg:y="4.914cm" presentation:class="outline" presentation:user-transformed="true">
          <draw:text-box>
            <text:p text:style-name="P3"><text:span text:style-name="T3">È necessario disporre dell'accesso in scrittura a un repository per creare un branch, aprire una richiesta pull o eliminare e ripristinare i branches in una richiesta pull. Nei repository in cui si dispone dell'accesso del proprietario o dell'amministratore, è possibile modificare il branch predefinito.</text:span></text:p>
            <text:p text:style-name="P3"><text:span text:style-name="T3">Gli amministratori del repository possono abilitare le protezioni su un branch. Se stai lavorando su un branch protetto, non sarai in grado di eliminare o forzare il push sul branch. Gli amministratori del repository possono inoltre abilitare diverse altre impostazioni di succursali protette per imporre vari flussi di lavoro prima che un branch possa essere unito.</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BRANCH PROTETTO</text:span></text:p>
          </draw:text-box>
        </draw:frame>
        <draw:frame presentation:style-name="pr4" draw:text-style-name="P4" draw:layer="layout" svg:width="25.199cm" svg:height="15.168cm" svg:x="1.4cm" svg:y="4.914cm" presentation:class="outline" presentation:user-transformed="true">
          <draw:text-box>
            <text:p text:style-name="P4"><text:span text:style-name="T4">Quando un ramo è protetto:</text:span></text:p>
            <text:list text:style-name="L3">
              <text:list-item>
                <text:p text:style-name="P4"><text:span text:style-name="T4">Non sarai in grado di eliminare o forzare la spinta al ramo.</text:span></text:p>
              </text:list-item>
              <text:list-item>
                <text:p text:style-name="P4"><text:span text:style-name="T4">Se i controlli di stato richiesti sono abilitati sul ramo, non sarà possibile unire le modifiche nel ramo fino a quando tutti i test degli elementi della configurazione richiesti non vengono superati. Per ulteriori informazioni, vedere " Informazioni sui controlli di stato ".</text:span></text:p>
              </text:list-item>
              <text:list-item>
                <text:p text:style-name="P4"><text:span text:style-name="T4">Se le revisioni richieste di pull richieste sono abilitate nella succursale, non sarà possibile unire le modifiche nella succursale fino a quando tutti i requisiti della politica di revisione della richiesta pull non saranno soddisfatti. Per ulteriori informazioni, vedere " Unione di una richiesta pull ."</text:span></text:p>
              </text:list-item>
              <text:list-item>
                <text:p text:style-name="P4"><text:span text:style-name="T4">Se la revisione richiesta da un proprietario del codice è abilitata su un ramo e una richiesta pull modifica il codice che ha un proprietario, un proprietario del codice deve approvare la richiesta pull prima che possa essere unita. Per ulteriori informazioni, vedere " Informazioni sui proprietari del codice ".</text:span></text:p>
              </text:list-item>
              <text:list-item>
                <text:p text:style-name="P4"><text:span text:style-name="T4">Se la firma di commit richiesta è abilitata su un ramo, non sarà possibile inviare alcun commit al ramo che non sia firmato e verificato</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FORK-PULL</text:span></text:p>
          </draw:text-box>
        </draw:frame>
        <draw:frame presentation:style-name="pr4" draw:text-style-name="P3" draw:layer="layout" svg:width="25.199cm" svg:height="13.859cm" svg:x="1.4cm" svg:y="4.914cm" presentation:class="outline" presentation:user-transformed="true">
          <draw:text-box>
            <text:p text:style-name="P3"><text:span text:style-name="T3">Se hai modificato un repository e apportato modifiche al fork, puoi chiedere al repository upstream di accettare le modifiche creando una richiesta pull.</text:span></text:p>
            <text:p text:style-name="P3"><text:span text:style-name="T3">È possibile aprire una richiesta pull nel repository upstream da qualsiasi branch o eseguire il commit nel fork. Ti consigliamo di apportare modifiche in una sezione dell'argomento, in modo da poter inviare commit di follow-up se ricevi feedback sulla tua richiesta pull. Hai anche la possibilità di dare ai manutentori del repository upstream la possibilità di eseguire commit sul tuo argomento per aggiornare la tua richiesta pull. Se la richiesta pull confronta il branch argomento con un ramo nel repository upstream come ramo base, il branch argomento viene anche chiamato ramo confronto della richiesta pull.</text:span></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ISSUES</text:span></text:p>
          </draw:text-box>
        </draw:frame>
        <draw:frame presentation:style-name="pr4" draw:text-style-name="P3" draw:layer="layout" svg:width="25.199cm" svg:height="14.768cm" svg:x="1.4cm" svg:y="4.914cm" presentation:class="outline" presentation:user-transformed="true">
          <draw:text-box>
            <text:p text:style-name="P3"><text:span text:style-name="T3">Puoi raccogliere feedback degli utenti, segnalare bug del software e organizzare attività che desideri svolgere con problemi in un repository. I problemi possono rappresentare qualcosa di più di un semplice luogo in cui segnalare bug del software.</text:span></text:p>
            <text:p text:style-name="P3"><text:span text:style-name="T3">Con problemi, puoi:</text:span></text:p>
            <text:list text:style-name="L3">
              <text:list-item>
                <text:p text:style-name="P3"><text:span text:style-name="T3">Traccia e assegna le priorità al tuo lavoro utilizzando le schede di progetto.</text:span></text:p>
              </text:list-item>
              <text:list-item>
                <text:p text:style-name="P3"><text:span text:style-name="T3">Associare i problemi alle richieste pull in modo che il problema si chiuda automaticamente quando si unisce una richiesta pull. </text:span></text:p>
              </text:list-item>
              <text:list-item>
                <text:p text:style-name="P3"><text:span text:style-name="T3">Crea modelli di problemi per aiutare i partecipanti ad aprire problemi significativi.</text:span></text:p>
              </text:list-item>
              <text:list-item>
                <text:p text:style-name="P3"><text:span text:style-name="T3">Tieni traccia dei problemi duplicati utilizzando le risposte salvate. </text:spa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COMMAND LINE</text:span></text:p>
          </draw:text-box>
        </draw:frame>
        <draw:frame presentation:style-name="pr4" draw:layer="layout" svg:width="25.199cm" svg:height="13.859cm" svg:x="1.4cm" svg:y="4.914cm" presentation:class="outline">
          <draw:text-box>
            <text:p>Per usare Git, gli sviluppatori usano comandi specifici per copiare, creare, modificare e combinare il codice. Questi comandi possono essere eseguiti direttamente dalla riga di comando o utilizzando un'applicazione come GitHub Desktop o Git Kraken. Ecco alcuni comandi comuni per l'utilizzo di Git:</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CLONE-PULL-PUSH</text:span></text:p>
          </draw:text-box>
        </draw:frame>
        <draw:frame presentation:style-name="pr4" draw:text-style-name="P3" draw:layer="layout" svg:width="25.199cm" svg:height="13.859cm" svg:x="1.4cm" svg:y="4.914cm" presentation:class="outline">
          <draw:text-box>
            <text:p text:style-name="P3"><text:span text:style-name="T3">git clone: crea una copia locale di un progetto che esiste già in remoto. Il clone include tutti i file, la cronologia e i rami del progetto</text:span></text:p>
            <text:p text:style-name="P3"><text:span text:style-name="T3">git pull: aggiorna la linea di sviluppo locale con gli aggiornamenti dalla sua controparte remota. Gli sviluppatori utilizzano questo comando se un compagno di squadra si è impegnato in una filiale su un telecomando e vorrebbero riflettere tali cambiamenti nel proprio ambiente locale.</text:span></text:p>
            <text:p text:style-name="P3"><text:span text:style-name="T3"/></text:p>
            <text:p text:style-name="P3"><text:span text:style-name="T3">git push: aggiorna il repository remoto con tutti gli commit effettuati localmente su una filiale.</text:span></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INIT- ADD</text:span></text:p>
          </draw:text-box>
        </draw:frame>
        <draw:frame presentation:style-name="pr4" draw:text-style-name="P3" draw:layer="layout" svg:width="25.199cm" svg:height="13.859cm" svg:x="1.4cm" svg:y="4.914cm" presentation:class="outline">
          <draw:text-box>
            <text:p text:style-name="P3"><text:span text:style-name="T3">git init: inizializza un nuovissimo repository Git e inizia a tracciare una directory esistente. Aggiunge una sottocartella nascosta all'interno della directory esistente che ospita la struttura interna dei dati richiesta per il controllo della versione.</text:span></text:p>
            <text:p text:style-name="P3"><text:span text:style-name="T3">git add: mette in scena un cambiamento. Git tiene traccia delle modifiche alla base di codice di uno sviluppatore, ma è necessario mettere in scena e scattare un'istantanea delle modifiche per includerle nella storia del progetto. Questo comando esegue la gestione temporanea, la prima parte del processo in due passaggi. Qualsiasi modifica messa in scena diventerà parte della prossima istantanea e parte della storia del progetto. La messa in scena e il commit separati offrono agli sviluppatori il controllo completo sulla storia del loro progetto senza cambiare il modo in cui codificano e funzionano.</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PAGES</text:span></text:p>
          </draw:text-box>
        </draw:frame>
        <draw:frame presentation:style-name="pr4" draw:text-style-name="P5" draw:layer="layout" svg:width="25.199cm" svg:height="14.538cm" svg:x="1.4cm" svg:y="4.914cm" presentation:class="outline" presentation:user-transformed="true">
          <draw:text-box>
            <text:p text:style-name="P5"><text:span text:style-name="T5">GitHub Pages è un servizio di hosting di siti statici che accetta file HTML, CSS e JavaScript direttamente da un repository su GitHub, facoltativamente esegue i file attraverso un processo di compilazione e pubblica un sito Web. Puoi ospitare il tuo sito sul github.iodominio GitHub o sul tuo dominio personalizzato.</text:span></text:p>
            <text:p text:style-name="P5"><text:span text:style-name="T5">Esistono tre tipi di siti GitHub Pages: progetto, utente e organizzazione. I siti di progetto sono collegati a un progetto specifico ospitato su GitHub, come una libreria JavaScript o una raccolta di ricette. I siti di utenti e organizzazioni sono collegati a un account GitHub specifico.</text:span></text:p>
            <text:p text:style-name="P5"><text:span text:style-name="T5"/></text:p>
            <text:p text:style-name="P5"><text:span text:style-name="T5">Per pubblicare un sito utente, è necessario creare un repository di proprietà del proprio account utente denominato &lt;user&gt;.github.io. Per pubblicare un sito dell'organizzazione, è necessario creare un repository di proprietà di un'organizzazione denominata &lt;organization&gt;.github.io. A meno che non si utilizzi un dominio personalizzato, i siti di utenti e organizzazioni sono disponibili su http(s)://&lt;username&gt;.github.ioo http(s)://&lt;organization&gt;.github.io.</text:span></text:p>
            <text:p text:style-name="P5"><text:span text:style-name="T5"/></text:p>
            <text:p text:style-name="P5"><text:span text:style-name="T5">I file di origine per un sito di progetto sono archiviati nello stesso repository del loro progetto. A meno che non si stia utilizzando un dominio personalizzato, i siti di progetto sono disponibili su http(s)://&lt;user&gt;.github.io/&lt;repository&gt;o http(s)://&lt;organization&gt;.github.io/&lt;repository&gt;.</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MERGE CONFLICTS</text:span></text:p>
          </draw:text-box>
        </draw:frame>
        <draw:frame presentation:style-name="pr4" draw:text-style-name="P3" draw:layer="layout" svg:width="25.199cm" svg:height="16.103cm" svg:x="1.4cm" svg:y="4.914cm" presentation:class="outline" presentation:user-transformed="true">
          <draw:text-box>
            <text:p text:style-name="P3"><text:span text:style-name="T3">Git può spesso risolvere le differenze tra i rami e unirle automaticamente. Di solito, le modifiche sono su linee diverse o anche su file diversi, il che rende semplice l'unione per i computer. Tuttavia, a volte ci sono cambiamenti concorrenti che Git non può risolvere senza il tuo aiuto. Spesso, i conflitti di unione si verificano quando le persone apportano modifiche diverse alla stessa riga dello stesso file o quando una persona modifica un file e un'altra persona elimina lo stesso file.</text:span></text:p>
            <text:p text:style-name="P3"><text:span text:style-name="T3"/></text:p>
            <text:p text:style-name="P3"><text:span text:style-name="T3">È necessario risolvere tutti i conflitti di unione prima di poter unire una richiesta pull su GitHub. Se si verifica un conflitto di unione tra il ramo di confronto e il ramo di base nella richiesta di pull, è possibile visualizzare un elenco di file con modifiche contrastanti sopra il pulsante di richiesta pull pull . Il pulsante Unisci richiesta pull è disattivato fino a quando non sono stati risolti tutti i conflitti tra il ramo di confronto e il ramo di base.</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RISOLUZIONE </text:span><text:span text:style-name="T1"><text:line-break/></text:span><text:span text:style-name="T1">MERGE CONFLICTS</text:span></text:p>
          </draw:text-box>
        </draw:frame>
        <draw:frame presentation:style-name="pr4" draw:text-style-name="P6" draw:layer="layout" svg:width="25.199cm" svg:height="16.186cm" svg:x="1.4cm" svg:y="4.914cm" presentation:class="outline" presentation:user-transformed="true">
          <draw:text-box>
            <text:p text:style-name="P6"><text:span text:style-name="T6">Per risolvere un conflitto di unione, è necessario modificare manualmente il file in conflitto per selezionare le modifiche che si desidera mantenere nell'unione finale. Esistono un paio di modi diversi per risolvere un conflitto di unione:</text:span></text:p>
            <text:p text:style-name="P6"><text:span text:style-name="T6">Se il conflitto di unione è causato da cambiamenti di linea concorrenti, ad esempio quando le persone apportano modifiche diverse alla stessa linea dello stesso file su rami diversi nel repository Git, è possibile risolverlo su GitHub utilizzando l'editor dei conflitti. </text:span></text:p>
            <text:p text:style-name="P6"><text:span text:style-name="T6">Per tutti gli altri tipi di conflitti di unione, è necessario risolvere il conflitto di unione in un clone locale del repository e inviare la modifica al proprio ramo su GitHub. È possibile utilizzare la riga di comando o uno strumento come GitHub Desktop per inviare la modifica.</text:span></text:p>
            <text:p text:style-name="P6"><text:span text:style-name="T6">Se si verifica un conflitto di unione sulla riga di comando, non è possibile inviare le modifiche locali a GitHub fino a quando non si risolve il conflitto di unione localmente sul computer. Se si tenta di unire i rami sulla riga di comando che presentano un conflitto di unione, verrà visualizzato un messaggio di errore.</text:span></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presentation:style-name="pr6" draw:text-style-name="P1" draw:layer="layout" svg:width="25.199cm" svg:height="3.506cm" svg:x="1.4cm" svg:y="0.837cm" presentation:class="title">
          <draw:text-box>
            <text:p text:style-name="P1"><text:span text:style-name="T1">REMOTE</text:span></text:p>
          </draw:text-box>
        </draw:frame>
        <draw:frame presentation:style-name="pr4" draw:layer="layout" svg:width="25.199cm" svg:height="14.841cm" svg:x="1.4cm" svg:y="4.914cm" presentation:class="outline" presentation:user-transformed="true">
          <draw:text-box>
            <text:p><text:span text:style-name="T3">Per poter collaborare a qualsiasi progetto Git, devi sapere come gestire i tuoi repository remoti. I repository remoti sono versioni del tuo progetto ospitate su Internet o sulla rete da qualche parte. Puoi averne diversi, ognuno dei quali generalmente è di sola lettura o di lettura / scrittura per te. Collaborare con altri implica la gestione di questi repository remoti e la trasmissione e il pull di dati da e verso di essi quando è necessario condividere il lavoro. La gestione dei repository remoti include la conoscenza di come aggiungere repository remoti, rimuovere i telecomandi non più validi, gestire vari rami remoti e definirli come tracciati o meno, e altro ancora. In questa sezione, tratteremo alcune di queste abilità di gestione remota.</text:span></text:p>
            <text:p/>
            <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9900" draw:fill-image-width="0cm" draw:fill-image-height="0cm"/>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99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5-06T22:03:42</meta:creation-date>
    <meta:editing-duration>PT3M56S</meta:editing-duration>
    <meta:editing-cycles>2</meta:editing-cycles>
    <dc:date>2020-05-06T23:23:32.25</dc:date>
    <meta:document-statistic meta:object-count="77"/>
    <meta:generator>OpenOffice/4.1.5$Win32 OpenOffice.org_project/415m1$Build-9789</meta:generator>
  </office:meta>
</office:document-meta>
</file>